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color="#000000" style:font-name="Calibri" fo:font-size="11pt" style:font-name-asian="Calibri" style:font-size-asian="11pt" style:font-name-complex="Calibri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6938948292446989" text:style-name="L1">
        <text:list-header>
          <text:p text:style-name="P1">Questions :</text:p>
          <text:p text:style-name="P1"/>
        </text:list-header>
        <text:list-item>
          <text:p text:style-name="P1">Doit on donner un accès au SI aux services recrutement et préparation de session ?</text:p>
          <text:p text:style-name="P1"/>
        </text:list-item>
        <text:list-item>
          <text:p text:style-name="P1">Sous quelle forme sortir les informations : "<text:span text:style-name="T1">prévoir aussi un profil plus light en lecture seule pour le manager ou le service administratif [...]" ? C'est un accès limité à la consultation au SI ou l'export d'un document (PDF par exemple) vers ces services 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5S</meta:editing-duration>
    <meta:editing-cycles>3</meta:editing-cycles>
    <meta:generator>OpenOffice/4.1.8$Win32 OpenOffice.org_project/418m3$Build-9803</meta:generator>
    <dc:date>2021-09-16T10:51:48.75</dc:date>
    <meta:document-statistic meta:table-count="0" meta:image-count="0" meta:object-count="0" meta:page-count="1" meta:paragraph-count="3" meta:word-count="64" meta:character-count="354"/>
    <meta:user-defined meta:name="Info 1"/>
    <meta:user-defined meta:name="Info 2"/>
    <meta:user-defined meta:name="Info 3"/>
    <meta:user-defined meta:name="Info 4"/>
  </office:meta>
</office:document-meta>
</file>